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8" style:family="paragraph" style:parent-style-name="Text_20_body">
      <style:paragraph-properties fo:margin-top="0cm" fo:margin-bottom="0cm" fo:line-height="138%" style:writing-mode="lr-tb"/>
    </style:style>
    <style:style style:name="P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0" style:family="paragraph" style:parent-style-name="Standard">
      <style:paragraph-properties fo:margin-top="0cm" fo:margin-bottom="0cm" fo:line-height="138%" style:writing-mode="lr-tb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language-asian="ja" style:country-asian="JP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1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P21" style:family="paragraph" style:parent-style-name="Text_20_body">
      <style:paragraph-properties fo:margin-top="0cm" fo:margin-bottom="0cm" fo:line-height="138%" style:writing-mode="lr-tb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color="#000000"/>
    </style:style>
    <style:style style:name="T15" style:family="text">
      <style:text-properties fo:color="#000000" fo:font-size="16pt"/>
    </style:style>
    <style:style style:name="T16" style:family="text">
      <style:text-properties fo:color="#000000" fo:font-size="16pt" fo:background-color="#ffe599"/>
    </style:style>
    <style:style style:name="T17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5">[next] </text:span><text:span text:style-name="T16">5:19</text:span><text:span text:style-name="T14"> “ </text:span><text:span text:style-name="T15">Ὃς”</text:span> </text:p>
      <text:p text:style-name="P2"/>
      <text:p text:style-name="P2"/>
      <text:p text:style-name="P3">------------------------------------------------------------</text:p>
      <text:p text:style-name="P3">[20190812_133336]</text:p>
      <text:p text:style-name="Text_20_body"/>
      <text:p text:style-name="P6"><text:span text:style-name="T3">1. XXX </text:span><text:span text:style-name="T4">5:19</text:span></text:p>
      <text:p text:style-name="Text_20_body"/>
      <text:p text:style-name="P7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4">[/  XXX]</text:p>
      <text:p text:style-name="Text_20_body"/>
      <text:p text:style-name="P2"/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5:25</text:span></text:p>
      <text:p text:style-name="Text_20_body"/>
      <text:p text:style-name="P6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4">[/  20190813_094128]</text:p>
      <text:p text:style-name="P5"/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5:25</text:span></text:p>
      <text:p text:style-name="Text_20_body"/>
      <text:p text:style-name="P6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4">[/  20190814_130032]</text:p>
      <text:p text:style-name="P5"><text:soft-page-break/></text:p>
      <text:p text:style-name="P2"/>
      <text:p text:style-name="P3">------------------------------------------------------------</text:p>
      <text:p text:style-name="P8"><text:span text:style-name="T10">[20190815_095754] </text:span><text:span text:style-name="T3">1. XXX </text:span><text:span text:style-name="T4">5:38</text:span></text:p>
      <text:p text:style-name="Text_20_body"/>
      <text:p text:style-name="P8"><text:span text:style-name="T5">[next] 6</text:span><text:span text:style-name="T6">:1</text:span><text:span text:style-name="T12"> “</text:span><text:span text:style-name="T5">XXX” [/  XXX]</text:span></text:p>
      <text:p text:style-name="P3"/>
      <text:p text:style-name="P2"/>
      <text:p text:style-name="P3">------------------------------------------------------------</text:p>
      <text:p text:style-name="P8"><text:span text:style-name="T10">[20190818_082926] </text:span><text:span text:style-name="T3">1. XXX </text:span><text:span text:style-name="T4">XX:XX</text:span></text:p>
      <text:p text:style-name="P8"><text:span text:style-name="T5">[next] 6</text:span><text:span text:style-name="T6">:5</text:span><text:span text:style-name="T12"> “Καὶ</text:span><text:span text:style-name="T5">” [/  20190818_084336]</text:span></text:p>
      <text:p text:style-name="P3"/>
      <text:p text:style-name="P2"/>
      <text:p text:style-name="P3">------------------------------------------------------------</text:p>
      <text:p text:style-name="P8"><text:span text:style-name="T10">[20190821_174136] </text:span><text:span text:style-name="T3">1. XXX </text:span><text:span text:style-name="T4">6:5</text:span></text:p>
      <text:p text:style-name="P8"><text:span text:style-name="T5">[next] </text:span><text:span text:style-name="T6">6:9</text:span><text:span text:style-name="T12"> “Οὕτως</text:span><text:span text:style-name="T5">” [/  XXX]</text:span></text:p>
      <text:p text:style-name="P3"/>
      <text:p text:style-name="P2"/>
      <text:p text:style-name="P3">------------------------------------------------------------</text:p>
      <text:p text:style-name="P3">[20190826_092545]</text:p>
      <text:p text:style-name="P8"><text:span text:style-name="T3">1. XXX </text:span><text:span text:style-name="T4">6:9</text:span></text:p>
      <text:p text:style-name="P8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4">[/  20190826_094225]</text:p>
      <text:p text:style-name="P3"/>
      <text:p text:style-name="P2"/>
      <text:p text:style-name="P3">------------------------------------------------------------</text:p>
      <text:p text:style-name="P3">[20190827_145606]</text:p>
      <text:p text:style-name="P8"><text:span text:style-name="T3">1. XXX </text:span><text:span text:style-name="T4">6:16</text:span></text:p>
      <text:p text:style-name="P8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4">[/  20190827_151255]</text:p>
      <text:p text:style-name="P3"/>
      <text:p text:style-name="P2">@@@</text:p>
      <text:p text:style-name="P3">------------------------------------------------------------</text:p>
      <text:p text:style-name="P3">[20190828_085955]</text:p>
      <text:p text:style-name="P8"><text:span text:style-name="T3">1. XXX </text:span><text:span text:style-name="T4">XX:24</text:span></text:p>
      <text:p text:style-name="P8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4">[/  XXX]</text:p>
      <text:p text:style-name="P3"/>
      <text:p text:style-name="P3">[20191123_151702]</text:p>
      <text:p text:style-name="P8"><text:span text:style-name="T3">1. James </text:span><text:span text:style-name="T4">1:2</text:span></text:p>
      <text:p text:style-name="P6"><text:span text:style-name="T3">1. </text:span><text:span text:style-name="T4">XX:XX</text:span></text:p>
      <text:p text:style-name="P19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9">Πᾶσαν χαρὰν ἡγήσασθε, ἀδελφοί μου,</text:p>
          </table:table-cell>
        </table:table-row>
        <table:table-row>
          <table:table-cell table:style-name="表3.A2" office:value-type="string">
            <text:p text:style-name="P12">everyone / joy / to consider / my brother / </text:p>
          </table:table-cell>
        </table:table-row>
      </table:table>
      <text:p text:style-name="P19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9">ὅταν πειρασμοῖς περιπέσητε ποικίλοις,</text:p>
          </table:table-cell>
        </table:table-row>
        <table:table-row>
          <table:table-cell table:style-name="表50.A2" office:value-type="string">
            <text:p text:style-name="P13">when / trials / (you) might fall into / various</text:p>
          </table:table-cell>
        </table:table-row>
      </table:table>
      <text:p text:style-name="P19">3. </text:p>
      <table:table table:name="表1" table:style-name="表1">
        <table:table-column table:style-name="表1.A"/>
        <table:table-row>
          <table:table-cell table:style-name="表1.A1" office:value-type="string">
            <text:p text:style-name="P9">γινώσκοντες ὅτι τὸ δοκίμιον ὑμῶν τῆς πίστεως κατεργάζεται ὑπομονήν:</text:p>
          </table:table-cell>
        </table:table-row>
        <table:table-row>
          <table:table-cell table:style-name="表1.A2" office:value-type="string">
            <text:p text:style-name="P13">knowing / that / the testing / you(G2P) / faith (GFS) / produces (3S) / endurance (AFS)</text:p>
          </table:table-cell>
        </table:table-row>
      </table:table>
      <text:p text:style-name="P19"><text:span text:style-name="T19">4.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9">ἡ δὲ ὑπομονὴ ἔργον τέλειον ἐχέτω, ἵνα </text:p>
          </table:table-cell>
        </table:table-row>
        <text:soft-page-break/>
        <table:table-row>
          <table:table-cell table:style-name="表2.A2" office:value-type="string">
            <text:p text:style-name="P13">the (NFS) / endurance (NFS) / work (ANS) / perfect (ANS) / let have (3S) / hina ~ so that</text:p>
          </table:table-cell>
        </table:table-row>
      </table:table>
      <text:p text:style-name="P19"><text:span text:style-name="T19">5.</text:span></text:p>
      <table:table table:name="表4" table:style-name="表4">
        <table:table-column table:style-name="表4.A"/>
        <table:table-row>
          <table:table-cell table:style-name="表4.A1" office:value-type="string">
            <text:p text:style-name="P9">ἦτε τέλειοι καὶ ὁλόκληροι, ἐν μηδενὶ λειπόμενοι.</text:p>
          </table:table-cell>
        </table:table-row>
        <table:table-row>
          <table:table-cell table:style-name="表4.A2" office:value-type="string">
            <text:p text:style-name="P13">(you) may be (2P) / perfect (NMP) / complete (NMP) / nothing (DNS) / lacking (P-NMP)</text:p>
          </table:table-cell>
        </table:table-row>
      </table:table>
      <text:p text:style-name="P10"><text:span text:style-name="T5"/></text:p>
      <text:p text:style-name="P11"><text:span text:style-name="T5"/></text:p>
      <text:p text:style-name="P8"><text:span text:style-name="T5">[next] </text:span><text:span text:style-name="T6">1:5</text:span><text:span text:style-name="T12"> “</text:span><text:span text:style-name="T7">Εἰ</text:span><text:span text:style-name="T5">” </text:span></text:p>
      <text:p text:style-name="P4">[/  XXX]</text:p>
      <text:p text:style-name="P3"/>
      <text:p text:style-name="P3"/>
      <text:p text:style-name="P5">------------------------------------------------------------ TEMPLATE</text:p>
      <text:p text:style-name="P3">------------------------------------------------------------</text:p>
      <text:p text:style-name="P3">[XXXX]</text:p>
      <text:p text:style-name="P8"><text:span text:style-name="T3">1. XXX </text:span><text:span text:style-name="T4">XX:XX</text:span></text:p>
      <text:p text:style-name="P8"><text:span text:style-name="T5">[next] </text:span><text:span text:style-name="T6">XX:XX</text:span><text:span text:style-name="T12"> “</text:span><text:span text:style-name="T7">XXX</text:span><text:span text:style-name="T5">” </text:span></text:p>
      <text:p text:style-name="P4">[/  XXX]</text:p>
      <text:p text:style-name="Text_20_body"/>
      <text:p text:style-name="P5">/------------------------------------------------------------ /TEMPLATE</text:p>
      <text:p text:style-name="P5">--------------------------------------- [steps : sort word list] 20190927_100323</text:p>
      <text:list xml:id="list7696234216843121506" text:style-name="L1">
        <text:list-item>
          <text:p text:style-name="P15">col.C</text:p>
          <text:list>
            <text:list-item>
              <text:p text:style-name="P20"><text:span text:style-name="T13">C -c (copy “</text:span><text:span text:style-name="T17">=LEFT</text:span><text:span text:style-name="T18">(D178;1)</text:span><text:span text:style-name="T13">”)</text:span></text:p>
            </text:list-item>
            <text:list-item>
              <text:p text:style-name="P16">右 &gt; C - ↓ &gt; 左 (move to the bottom of col.C)</text:p>
            </text:list-item>
            <text:list-item>
              <text:p text:style-name="P16">C – S – 上 (select the blank cells)</text:p>
            </text:list-item>
            <text:list-item>
              <text:p text:style-name="P16">C – v</text:p>
            </text:list-item>
            <text:list-item>
              <text:p text:style-name="P16">C – 右 x 3 (move to col.I (time label))</text:p>
            </text:list-item>
          </text:list>
        </text:list-item>
        <text:list-item>
          <text:p text:style-name="P16">col.I</text:p>
          <text:list>
            <text:list-item>
              <text:p text:style-name="P16"><text:soft-page-break/>C - ↓ (move to “=now” cell)</text:p>
            </text:list-item>
            <text:list-item>
              <text:p text:style-name="P16">C – c (copy)</text:p>
            </text:list-item>
            <text:list-item>
              <text:p text:style-name="P16">← x 2 &gt; C - ↑ &gt; → x 2 (move to the bottom of black cells in col.I)</text:p>
            </text:list-item>
            <text:list-item>
              <text:p text:style-name="P16">C – S - ↑ &gt; S - ↓ (select blank cells)</text:p>
            </text:list-item>
            <text:list-item>
              <text:p text:style-name="P16">C -S – v &gt; Ret (paste value)</text:p>
            </text:list-item>
          </text:list>
        </text:list-item>
        <text:list-item>
          <text:p text:style-name="P16">macro</text:p>
          <text:list>
            <text:list-item>
              <text:p text:style-name="P16">M – T &gt; - M &gt; c &gt; a (open macro dialog)</text:p>
            </text:list-item>
            <text:list-item>
              <text:p text:style-name="P16">choose “sort_all_data__greek_4”</text:p>
            </text:list-item>
            <text:list-item>
              <text:p text:style-name="P16">M – u (execute)</text:p>
            </text:list-item>
            <text:list-item>
              <text:p text:style-name="P16">C – s (save file)</text:p>
            </text:list-item>
          </text:list>
        </text:list-item>
        <text:list-item>
          <text:p text:style-name="P16">sheet</text:p>
          <text:list>
            <text:list-item>
              <text:p text:style-name="P16">C – w (close file)</text:p>
            </text:list-item>
          </text:list>
        </text:list-item>
      </text:list>
      <text:p text:style-name="P5">/ --------------------------------------- [steps : sort word list] 20190927_100323 /</text:p>
      <text:p text:style-name="Text_20_body"/>
      <text:p text:style-name="Text_20_body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19-11-23T16:01:25.13</dc:date>
    <dc:creator>iwabuchi ken</dc:creator>
    <meta:editing-duration>PT3H27M58S</meta:editing-duration>
    <meta:editing-cycles>16</meta:editing-cycles>
    <meta:generator>OpenOffice/4.1.3$Win32 OpenOffice.org_project/413m1$Build-9783</meta:generator>
    <meta:document-statistic meta:table-count="5" meta:image-count="0" meta:object-count="0" meta:page-count="5" meta:paragraph-count="91" meta:word-count="393" meta:character-count="2706"/>
  </office:meta>
</office:document-meta>
</file>